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d8d4" officeooo:paragraph-rsid="001ed8d4" style:font-weight-asian="bold" style:font-weight-complex="bold"/>
    </style:style>
    <style:style style:name="P2" style:family="paragraph" style:parent-style-name="Standard">
      <style:text-properties fo:font-weight="bold" officeooo:rsid="00213f9a" officeooo:paragraph-rsid="00213f9a" style:font-weight-asian="bold" style:font-weight-complex="bold"/>
    </style:style>
    <style:style style:name="P3" style:family="paragraph" style:parent-style-name="Standard">
      <style:text-properties fo:font-weight="normal" officeooo:rsid="00213f9a" officeooo:paragraph-rsid="00213f9a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1ed8d4" officeooo:paragraph-rsid="001ed8d4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213f9a" officeooo:paragraph-rsid="00213f9a" style:font-weight-asian="normal" style:font-weight-complex="normal"/>
    </style:style>
    <style:style style:name="P6" style:family="paragraph" style:parent-style-name="Standard">
      <style:text-properties fo:font-style="italic" style:text-underline-style="none" fo:font-weight="normal" officeooo:rsid="00213f9a" officeooo:paragraph-rsid="00213f9a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style:text-underline-style="none" fo:font-weight="normal" officeooo:rsid="00213f9a" officeooo:paragraph-rsid="0021ab67" style:font-style-asian="italic" style:font-weight-asian="normal" style:font-style-complex="italic" style:font-weight-complex="normal"/>
    </style:style>
    <style:style style:name="P8" style:family="paragraph" style:parent-style-name="Standard" style:list-style-name="L1">
      <style:text-properties fo:font-weight="normal" officeooo:rsid="00213f9a" officeooo:paragraph-rsid="00213f9a" style:font-weight-asian="normal" style:font-weight-complex="normal"/>
    </style:style>
    <style:style style:name="P9" style:family="paragraph" style:parent-style-name="Standard" style:list-style-name="L2">
      <style:text-properties style:text-underline-style="none" fo:font-weight="normal" officeooo:rsid="00213f9a" officeooo:paragraph-rsid="00213f9a" style:font-weight-asian="normal" style:font-weight-complex="normal"/>
    </style:style>
    <style:style style:name="P10" style:family="paragraph" style:parent-style-name="Standard" style:list-style-name="L3">
      <style:text-properties style:text-underline-style="none" fo:font-weight="normal" officeooo:rsid="00213f9a" officeooo:paragraph-rsid="00213f9a" style:font-weight-asian="normal" style:font-weight-complex="normal"/>
    </style:style>
    <style:style style:name="P11" style:family="paragraph" style:parent-style-name="Standard" style:list-style-name="L5">
      <style:text-properties style:text-underline-style="none" fo:font-weight="normal" officeooo:rsid="001ed8d4" officeooo:paragraph-rsid="001ed8d4" style:font-weight-asian="normal" style:font-weight-complex="normal"/>
    </style:style>
    <style:style style:name="P12" style:family="paragraph" style:parent-style-name="Standard" style:list-style-name="L3">
      <style:text-properties fo:font-style="italic" style:text-underline-style="none" fo:font-weight="normal" officeooo:rsid="00213f9a" officeooo:paragraph-rsid="00213f9a" style:font-style-asian="italic" style:font-weight-asian="normal" style:font-style-complex="italic" style:font-weight-complex="normal"/>
    </style:style>
    <style:style style:name="P13" style:family="paragraph" style:parent-style-name="Standard" style:list-style-name="L4">
      <style:text-properties fo:font-style="italic" style:text-underline-style="none" fo:font-weight="normal" officeooo:rsid="0021ab67" officeooo:paragraph-rsid="0021ab67" style:font-style-asian="italic" style:font-weight-asian="normal" style:font-style-complex="italic" style:font-weight-complex="normal"/>
    </style:style>
    <style:style style:name="P14" style:family="paragraph" style:parent-style-name="Standard" style:list-style-name="L6">
      <style:text-properties fo:font-style="italic" style:text-underline-style="none" fo:font-weight="normal" officeooo:rsid="001ed8d4" officeooo:paragraph-rsid="001ed8d4" style:font-style-asian="italic" style:font-weight-asian="normal" style:font-style-complex="italic" style:font-weight-complex="normal"/>
    </style:style>
    <style:style style:name="P15" style:family="paragraph" style:parent-style-name="Standard" style:list-style-name="L4">
      <style:text-properties officeooo:paragraph-rsid="0021ab67"/>
    </style:style>
    <style:style style:name="P16" style:family="paragraph" style:parent-style-name="Standard" style:list-style-name="L4">
      <style:text-properties fo:font-style="normal" style:text-underline-style="none" fo:font-weight="normal" officeooo:rsid="0021ab67" officeooo:paragraph-rsid="0021ab67" style:font-style-asian="normal" style:font-weight-asian="normal" style:font-style-complex="normal" style:font-weight-complex="normal"/>
    </style:style>
    <style:style style:name="P17" style:family="paragraph" style:parent-style-name="Standard" style:list-style-name="L4">
      <style:text-properties fo:font-style="normal" fo:font-weight="bold" officeooo:rsid="0021ab67" officeooo:paragraph-rsid="0021ab67" style:font-style-asian="normal" style:font-weight-asian="bold" style:font-style-complex="normal" style:font-weight-complex="bold"/>
    </style:style>
    <style:style style:name="P18" style:family="paragraph" style:parent-style-name="Standard" style:list-style-name="L4">
      <style:paragraph-properties fo:margin-left="1.251cm" fo:margin-right="0cm" fo:text-indent="-0.635cm" style:auto-text-indent="false"/>
      <style:text-properties fo:font-style="normal" style:text-underline-style="solid" style:text-underline-width="auto" style:text-underline-color="font-color" fo:font-weight="normal" officeooo:rsid="0021ab67" officeooo:paragraph-rsid="0021ab67" style:font-style-asian="normal" style:font-weight-asian="normal" style:font-style-complex="normal" style:font-weight-complex="normal"/>
    </style:style>
    <style:style style:name="P19" style:family="paragraph" style:parent-style-name="Text_20_body" style:list-style-name="L7">
      <style:paragraph-properties fo:margin-top="0cm" fo:margin-bottom="0cm" style:contextual-spacing="false"/>
      <style:text-properties officeooo:rsid="00228457" officeooo:paragraph-rsid="00228457"/>
    </style:style>
    <style:style style:name="P20" style:family="paragraph" style:parent-style-name="Text_20_body" style:list-style-name="L7">
      <style:paragraph-properties fo:margin-top="0cm" fo:margin-bottom="0cm" style:contextual-spacing="false"/>
      <style:text-properties fo:font-weight="normal" officeooo:rsid="002357a5" officeooo:paragraph-rsid="002357a5" style:font-weight-asian="normal" style:font-weight-complex="normal"/>
    </style:style>
    <style:style style:name="P21" style:family="paragraph" style:parent-style-name="Text_20_body" style:list-style-name="L8">
      <style:paragraph-properties fo:margin-top="0cm" fo:margin-bottom="0cm" style:contextual-spacing="false"/>
      <style:text-properties style:text-underline-style="solid" style:text-underline-width="auto" style:text-underline-color="font-color" fo:font-weight="bold" officeooo:rsid="002357a5" officeooo:paragraph-rsid="002357a5" style:font-weight-asian="bold" style:font-weight-complex="bold"/>
    </style:style>
    <style:style style:name="P22" style:family="paragraph" style:parent-style-name="Text_20_body" style:list-style-name="L8">
      <style:paragraph-properties fo:margin-top="0cm" fo:margin-bottom="0cm" style:contextual-spacing="false"/>
      <style:text-properties style:text-underline-style="none" fo:font-weight="bold" officeooo:rsid="002357a5" officeooo:paragraph-rsid="002357a5" style:font-weight-asian="bold" style:font-weight-complex="bold"/>
    </style:style>
    <style:style style:name="P23" style:family="paragraph" style:parent-style-name="Text_20_body" style:list-style-name="L8">
      <style:paragraph-properties fo:margin-top="0cm" fo:margin-bottom="0cm" style:contextual-spacing="false"/>
      <style:text-properties officeooo:paragraph-rsid="002357a5"/>
    </style:style>
    <style:style style:name="P24" style:family="paragraph" style:parent-style-name="Text_20_body" style:list-style-name="L8">
      <style:paragraph-properties fo:margin-top="0cm" fo:margin-bottom="0cm" style:contextual-spacing="false"/>
      <style:text-properties officeooo:rsid="002357a5" officeooo:paragraph-rsid="002357a5"/>
    </style:style>
    <style:style style:name="P25" style:family="paragraph" style:parent-style-name="Text_20_body" style:list-style-name="L8">
      <style:paragraph-properties fo:margin-top="0cm" fo:margin-bottom="0cm" style:contextual-spacing="false"/>
      <style:text-properties fo:font-style="italic" style:text-underline-style="none" fo:font-weight="bold" officeooo:rsid="002357a5" officeooo:paragraph-rsid="002357a5" style:font-style-asian="italic" style:font-weight-asian="bold" style:font-style-complex="italic" style:font-weight-complex="bold"/>
    </style:style>
    <style:style style:name="P26" style:family="paragraph" style:parent-style-name="Text_20_body" style:list-style-name="L8">
      <style:paragraph-properties fo:margin-top="0cm" fo:margin-bottom="0cm" style:contextual-spacing="false"/>
      <style:text-properties fo:font-style="italic" style:text-underline-style="none" fo:font-weight="normal" officeooo:paragraph-rsid="002357a5" style:font-style-asian="italic" style:font-weight-asian="normal" style:font-style-complex="italic" style:font-weight-complex="normal"/>
    </style:style>
    <style:style style:name="P27" style:family="paragraph" style:parent-style-name="Text_20_body" style:list-style-name="L8">
      <style:paragraph-properties fo:margin-top="0cm" fo:margin-bottom="0cm" style:contextual-spacing="false"/>
      <style:text-properties fo:font-style="italic" style:text-underline-style="none" fo:font-weight="normal" officeooo:rsid="002357a5" officeooo:paragraph-rsid="002357a5" style:font-style-asian="italic" style:font-weight-asian="normal" style:font-style-complex="italic" style:font-weight-complex="normal"/>
    </style:style>
    <style:style style:name="P28" style:family="paragraph" style:parent-style-name="Text_20_body" style:list-style-name="L8">
      <style:paragraph-properties fo:margin-top="0cm" fo:margin-bottom="0cm" style:contextual-spacing="false"/>
      <style:text-properties fo:font-style="normal" style:text-underline-style="none" fo:font-weight="bold" officeooo:rsid="002357a5" officeooo:paragraph-rsid="002357a5" style:font-style-asian="normal" style:font-weight-asian="bold" style:font-style-complex="normal" style:font-weight-complex="bold"/>
    </style:style>
    <style:style style:name="P29" style:family="paragraph" style:parent-style-name="Text_20_body" style:list-style-name="L8">
      <style:paragraph-properties fo:margin-top="0cm" fo:margin-bottom="0cm" style:contextual-spacing="false"/>
      <style:text-properties fo:font-style="normal" style:text-underline-style="solid" style:text-underline-width="auto" style:text-underline-color="font-color" fo:font-weight="bold" officeooo:rsid="002357a5" officeooo:paragraph-rsid="002357a5" style:font-style-asian="normal" style:font-weight-asian="bold" style:font-style-complex="normal" style:font-weight-complex="bold"/>
    </style:style>
    <style:style style:name="P30" style:family="paragraph" style:parent-style-name="Text_20_body" style:list-style-name="L8">
      <style:paragraph-properties fo:margin-top="0cm" fo:margin-bottom="0cm" style:contextual-spacing="false"/>
      <style:text-properties officeooo:rsid="0024245e" officeooo:paragraph-rsid="0024245e"/>
    </style:style>
    <style:style style:name="P31" style:family="paragraph" style:parent-style-name="Title">
      <style:text-properties officeooo:rsid="00228457" officeooo:paragraph-rsid="00228457"/>
    </style:style>
    <style:style style:name="P32" style:family="paragraph" style:parent-style-name="Heading_20_1">
      <style:text-properties officeooo:rsid="002357a5" officeooo:paragraph-rsid="002357a5"/>
    </style:style>
    <style:style style:name="P33" style:family="paragraph" style:parent-style-name="Heading_20_1">
      <style:text-properties officeooo:rsid="0025d4dd" officeooo:paragraph-rsid="0025d4dd"/>
    </style:style>
    <style:style style:name="P34" style:family="paragraph" style:parent-style-name="Heading_20_1">
      <style:paragraph-properties fo:break-before="page"/>
      <style:text-properties fo:font-weight="bold" officeooo:rsid="002357a5" officeooo:paragraph-rsid="002357a5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2357a5" style:font-weight-asian="normal" style:font-weight-complex="normal"/>
    </style:style>
    <style:style style:name="T4" style:family="text">
      <style:text-properties style:text-underline-style="none" officeooo:rsid="002357a5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13f9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officeooo:rsid="002357a5" style:font-weight-asian="bold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2" style:family="text">
      <style:text-properties fo:font-style="normal" style:text-underline-style="solid" style:text-underline-width="auto" style:text-underline-color="font-color" officeooo:rsid="0021ab67" style:font-style-asian="normal" style:font-style-complex="normal"/>
    </style:style>
    <style:style style:name="T1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21ab67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2357a5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24245e" style:font-style-asian="normal" style:font-weight-asian="normal" style:font-style-complex="normal" style:font-weight-complex="normal"/>
    </style:style>
    <style:style style:name="T1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none" fo:font-weight="normal" officeooo:rsid="0021ab67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none" fo:font-weight="normal" officeooo:rsid="002357a5" style:font-style-asian="italic" style:font-weight-asian="normal" style:font-style-complex="italic" style:font-weight-complex="normal"/>
    </style:style>
    <style:style style:name="T20" style:family="text">
      <style:text-properties officeooo:rsid="002357a5"/>
    </style:style>
    <style:style style:name="T21" style:family="text">
      <style:text-properties officeooo:rsid="002424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Baroko</text:p>
      <text:list xml:id="list5786916885133601333" text:style-name="L7">
        <text:list-item>
          <text:p text:style-name="P19">16. - 18. stol.</text:p>
        </text:list-item>
        <text:list-item>
          <text:p text:style-name="P19">rozdíl oproti renesanci</text:p>
        </text:list-item>
        <text:list-item>
          <text:p text:style-name="P19">více se upíná k <text:span text:style-name="T7">Bohu</text:span></text:p>
        </text:list-item>
        <text:list-item>
          <text:p text:style-name="P20">těžká společenská situace: 30 letá válka, mor</text:p>
        </text:list-item>
        <text:list-item>
          <text:p text:style-name="P20">citovost, niterný osobní život</text:p>
        </text:list-item>
        <text:list-item>
          <text:p text:style-name="P20">v kultuře a umění vznikají nádherná díla – Rubens, Rembrandt, Vivaldi, Bach</text:p>
        </text:list-item>
        <text:list-item>
          <text:p text:style-name="P20">kontrast, dramatičnost</text:p>
        </text:list-item>
        <text:list-item>
          <text:p text:style-name="P20">častý námět bolest, utrpení</text:p>
        </text:list-item>
        <text:list-item>
          <text:p text:style-name="P20">alegorie, symbolismus</text:p>
        </text:list-item>
        <text:list-item>
          <text:p text:style-name="P20">zveličení Boha a jeho schopností, snižování hodnoty člověka</text:p>
        </text:list-item>
      </text:list>
      <text:h text:style-name="P32" text:outline-level="1">Španělsko</text:h>
      <text:list xml:id="list613421037076150206" text:style-name="L8">
        <text:list-item>
          <text:p text:style-name="P21">Terezie z Ávily</text:p>
        </text:list-item>
        <text:list-item>
          <text:p text:style-name="P21">Juan de la Cruz <text:span text:style-name="T5">(Jan z Kříže)</text:span></text:p>
          <text:list>
            <text:list-item>
              <text:p text:style-name="P22">mystická erotika <text:span text:style-name="T5">= vztah věřící duše k bohu, splynutí s bohem</text:span></text:p>
            </text:list-item>
            <text:list-item>
              <text:p text:style-name="P22"><text:span text:style-name="T5">světice – nevěsta Kristova</text:span></text:p>
            </text:list-item>
            <text:list-item>
              <text:p text:style-name="P22"><text:span text:style-name="T5">oba měli problémy, protože tvorba byla vnímána jako příliš erotická</text:span></text:p>
            </text:list-item>
          </text:list>
        </text:list-item>
        <text:list-item>
          <text:p text:style-name="P23"><text:span text:style-name="T9">Pedro Calderón de la Barca</text:span></text:p>
          <text:list>
            <text:list-item>
              <text:p text:style-name="P23"><text:span text:style-name="T19">Život je sen</text:span></text:p>
              <text:list>
                <text:list-item>
                  <text:p text:style-name="P23"><text:span text:style-name="T15">drama</text:span></text:p>
                </text:list-item>
                <text:list-item>
                  <text:p text:style-name="P23"><text:span text:style-name="T15">vzepření se osudu?</text:span></text:p>
                </text:list-item>
                <text:list-item>
                  <text:p text:style-name="P23"><text:span text:style-name="T15">Polský princ Sigimundo – špatná věštba, zavřen do věže, zkouška, rozhodne se konat dobro</text:span><text:span text:style-name="T3"> </text:span></text:p>
                </text:list-item>
              </text:list>
            </text:list-item>
          </text:list>
        </text:list-item>
      </text:list>
      <text:h text:style-name="P33" text:outline-level="1">Itálie</text:h>
      <text:list xml:id="list2127088695901" text:continue-numbering="true" text:style-name="L8">
        <text:list-item>
          <text:p text:style-name="P21">Torquato Tasso</text:p>
          <text:list>
            <text:list-item>
              <text:p text:style-name="P25"><text:span text:style-name="T5">Osvobozený Jeruzalém</text:span></text:p>
              <text:list>
                <text:list-item>
                  <text:p text:style-name="P28"><text:span text:style-name="T5">křížová výprava</text:span></text:p>
                </text:list-item>
                <text:list-item>
                  <text:p text:style-name="P28"><text:span text:style-name="T5">náboženskohrdinská epopej</text:span></text:p>
                </text:list-item>
                <text:list-item>
                  <text:p text:style-name="P28"><text:span text:style-name="T5">20 zpěvů o dobývání Jeruzaléma</text:span></text:p>
                </text:list-item>
              </text:list>
            </text:list-item>
          </text:list>
        </text:list-item>
        <text:list-item>
          <text:p text:style-name="P26">comedia dell' <text:span text:style-name="T20">a</text:span>rte</text:p>
          <text:list>
            <text:list-item>
              <text:p text:style-name="P23"><text:span text:style-name="T15">improvizace</text:span></text:p>
            </text:list-item>
            <text:list-item>
              <text:p text:style-name="P24"><text:span text:style-name="T13">vždy stejné postavy: Colombina, Harlekýn, Pantalone, Dottore</text:span></text:p>
            </text:list-item>
            <text:list-item>
              <text:p text:style-name="P24"><text:span text:style-name="T13">Benátky</text:span></text:p>
            </text:list-item>
            <text:list-item>
              <text:p text:style-name="P23"><text:span text:style-name="T15">radostný životní pohled</text:span></text:p>
            </text:list-item>
          </text:list>
        </text:list-item>
      </text:list>
      <text:h text:style-name="P34" text:outline-level="1"><text:span text:style-name="T4">A</text:span><text:span text:style-name="T1">nglie</text:span></text:h>
      <text:list xml:id="list2127058900606" text:continue-numbering="true" text:style-name="L8">
        <text:list-item>
          <text:p text:style-name="P21">John Donne</text:p>
          <text:list>
            <text:list-item>
              <text:p text:style-name="P22"><text:span text:style-name="T5">předěl mezi renesancí a barokem</text:span></text:p>
            </text:list-item>
            <text:list-item>
              <text:p text:style-name="P22"><text:span text:style-name="T5">nejprve psal o prožitcích života, pak se obrátil k Bohu</text:span></text:p>
            </text:list-item>
            <text:list-item>
              <text:p text:style-name="P25"><text:span text:style-name="T5">Komu zvoní hrana</text:span></text:p>
              <text:list>
                <text:list-item>
                  <text:p text:style-name="P28"><text:span text:style-name="T5">aluzi napsal Ernest Hemingway</text:span></text:p>
                </text:list-item>
                <text:list-item>
                  <text:p text:style-name="P28"><text:span text:style-name="T5">člověk je součástí kolektivu, když jeden zemře, zemře část každého z ostatních</text:span></text:p>
                </text:list-item>
              </text:list>
            </text:list-item>
          </text:list>
        </text:list-item>
        <text:list-item>
          <text:p text:style-name="P29">John Milton</text:p>
          <text:list>
            <text:list-item>
              <text:p text:style-name="P27">Ztracný ráj – <text:span text:style-name="T10">epos z 12 knih, o Adamovi a Evě</text:span></text:p>
            </text:list-item>
            <text:list-item>
              <text:p text:style-name="P27"><text:span text:style-name="T10">filosof, náboženský epik</text:span></text:p>
            </text:list-item>
            <text:list-item>
              <text:p text:style-name="P23"><text:span text:style-name="T15">elegie, sonety</text:span></text:p>
            </text:list-item>
          </text:list>
        </text:list-item>
      </text:list>
      <text:h text:style-name="P32" text:outline-level="1">Německo</text:h>
      <text:list xml:id="list2126217053584" text:continue-numbering="true" text:style-name="L8">
        <text:list-item>
          <text:p text:style-name="P21">Hans Jako Christoffel von <text:span text:style-name="T21">Grimmelshausen</text:span></text:p>
          <text:list>
            <text:list-item>
              <text:p text:style-name="P30"><text:span text:style-name="T5">inspirace 30letou válkou</text:span></text:p>
            </text:list-item>
            <text:list-item>
              <text:p text:style-name="P30"><text:span text:style-name="T5">on nspiroval například Bertolta Brechta</text:span></text:p>
            </text:list-item>
            <text:list-item>
              <text:p text:style-name="P30"><text:span text:style-name="T19">D</text:span><text:span text:style-name="T17">obrudružný Simplicius Simplicissimus</text:span></text:p>
              <text:list>
                <text:list-item>
                  <text:p text:style-name="P23"><text:span text:style-name="T15">„</text:span><text:span text:style-name="T16">prosťáček nejprostější“</text:span></text:p>
                </text:list-item>
                <text:list-item>
                  <text:p text:style-name="P30"><text:span text:style-name="T15">ž</text:span><text:span text:style-name="T13">ivotní příběh hlavní postavy</text:span></text:p>
                  <text:p text:style-name="P30"><text:span text:style-name="T13"/></text:p>
                </text:list-item>
              </text:list>
            </text:list-item>
          </text:list>
        </text:list-item>
      </text:list>
      <text:h text:style-name="Heading_20_1" text:outline-level="1">Česk<text:span text:style-name="T21">o</text:span></text:h>
      <text:list xml:id="list8407617338893865495" text:style-name="L1">
        <text:list-item>
          <text:p text:style-name="P8">bitva na Bílé hoře</text:p>
        </text:list-item>
        <text:list-item>
          <text:p text:style-name="P8">potrestání účastníků odboje→odchod do exilu, vliv na literaturu</text:p>
        </text:list-item>
        <text:list-item>
          <text:p text:style-name="P8">třicetiletá válka</text:p>
        </text:list-item>
        <text:list-item>
          <text:p text:style-name="P8">Jezuitský řád – kontrola nad veškerou literaturou, Klementinum</text:p>
        </text:list-item>
        <text:list-item>
          <text:p text:style-name="P8">germanizace (1627 – obnovené zřízení zemské – zrovnoprávnění němčiny s češtinou</text:p>
        </text:list-item>
        <text:list-item>
          <text:p text:style-name="P8">psala se odborná a náboženská literatura (nástroj pokatoličtění)</text:p>
        </text:list-item>
      </text:list>
      <text:p text:style-name="P3"/>
      <text:list xml:id="list2127369914444" text:continue-numbering="true" text:style-name="L1">
        <text:list-item>
          <text:p text:style-name="P8">architektura – např. Santini</text:p>
        </text:list-item>
        <text:list-item>
          <text:p text:style-name="P8">sochařství – sochy na Karlově mostě</text:p>
        </text:list-item>
      </text:list>
      <text:p text:style-name="P3"/>
      <text:p text:style-name="P2">Domácí literatura</text:p>
      <text:p text:style-name="P3"><text:tab/><text:span text:style-name="T8">Antonín Koniáš</text:span></text:p>
      <text:list xml:id="list5448451601958406503" text:style-name="L2">
        <text:list-item>
          <text:p text:style-name="P9">jezuita</text:p>
        </text:list-item>
        <text:list-item>
          <text:p text:style-name="P9">vytvořil seznam zakázaných knih</text:p>
        </text:list-item>
      </text:list>
      <text:p text:style-name="P5"><text:tab/><text:span text:style-name="T8">Adam Michna z Otradovic</text:span></text:p>
      <text:list xml:id="list6675636104897017858" text:style-name="L3">
        <text:list-item>
          <text:p text:style-name="P10">autor písniček</text:p>
        </text:list-item>
        <text:list-item>
          <text:p text:style-name="P12">Chtíc aby spal</text:p>
        </text:list-item>
      </text:list>
      <text:p text:style-name="P6"><text:tab/><text:span text:style-name="T11">Bedřeich Br</text:span><text:span text:style-name="T12">i</text:span><text:span text:style-name="T11">d</text:span><text:span text:style-name="T12">e</text:span><text:span text:style-name="T11">l</text:span></text:p>
      <text:list xml:id="list2841575488677429568" text:style-name="L4">
        <text:list-item>
          <text:p text:style-name="P13">Co Bůh? Člověk?<text:span text:style-name="T7"> </text:span><text:span text:style-name="T6">– </text:span><text:span text:style-name="T10">báseň – kontrast mezi Bohem a člověkem</text:span></text:p>
        </text:list-item>
      </text:list>
      <text:p text:style-name="P7"><text:span text:style-name="T10"><text:tab/></text:span><text:span text:style-name="T12">Bohuslav Balbín</text:span></text:p>
      <text:list xml:id="list2126205898906" text:continue-numbering="true" text:style-name="L4">
        <text:list-item>
          <text:p text:style-name="P13">Rozprava na obranu jazyka Slovanského, obzvláště českého</text:p>
          <text:list>
            <text:list-item>
              <text:p text:style-name="P16"><text:soft-page-break/>vydáno teprve až za národního obrození</text:p>
              <text:p text:style-name="P18">Lidová tvorba:</text:p>
            </text:list-item>
          </text:list>
        </text:list-item>
        <text:list-item>
          <text:p text:style-name="P15"><text:span text:style-name="T18">kramářské písně</text:span><text:span text:style-name="T14"> – události z okolních vesnic předávané zpěvy a scénkami obchodníků, lákaly na zboží</text:span><text:span text:style-name="T18"> </text:span></text:p>
        </text:list-item>
        <text:list-item>
          <text:p text:style-name="P17"><text:span text:style-name="T17">interludia</text:span><text:span text:style-name="T2"> – výjevy krátkých situací, hrubá komika</text:span></text:p>
        </text:list-item>
      </text:list>
      <text:p text:style-name="P1"/>
      <text:p text:style-name="P1">Exilová literatura</text:p>
      <text:p text:style-name="P4"><text:span text:style-name="T1"><text:tab/></text:span>Jan Amos Komenský</text:p>
      <text:list xml:id="list4211964930226545353" text:style-name="L5">
        <text:list-item>
          <text:p text:style-name="P11">Psal víc latinsky než česky</text:p>
        </text:list-item>
      </text:list>
      <text:list xml:id="list8077260238904987061" text:style-name="L6">
        <text:list-item>
          <text:p text:style-name="P14">pedagogická díla</text:p>
        </text:list-item>
        <text:list-item>
          <text:p text:style-name="P14">filosoficko-náboženská díla</text:p>
        </text:list-item>
        <text:list-item>
          <text:p text:style-name="P14">pansofická díla (vševědná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6T09:23:36.857169054</meta:creation-date>
    <dc:date>2014-10-17T00:21:25.042703291</dc:date>
    <meta:editing-duration>P1DT15H9S</meta:editing-duration>
    <meta:editing-cycles>4</meta:editing-cycles>
    <meta:generator>LibreOffice/4.2.6.3$Linux_X86_64 LibreOffice_project/420m0$Build-3</meta:generator>
    <meta:document-statistic meta:table-count="0" meta:image-count="0" meta:object-count="0" meta:page-count="3" meta:paragraph-count="82" meta:word-count="416" meta:character-count="2491" meta:non-whitespace-character-count="2205"/>
  </office:meta>
</office:document-meta>
</file>